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2a7" officeooo:paragraph-rsid="000e5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r ra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2:55:37.299249115</meta:creation-date>
    <meta:generator>LibreOffice/6.4.7.2$Linux_X86_64 LibreOffice_project/40$Build-2</meta:generator>
    <dc:date>2022-06-18T13:02:10.800724274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